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EBA2F64869DB1E1C.png" manifest:media-type="image/png"/>
  <manifest:file-entry manifest:full-path="Pictures/1000000100000280000001E050A82F4E2843A5E8.png" manifest:media-type="image/png"/>
  <manifest:file-entry manifest:full-path="Pictures/1000000100000280000001E0F1A1D4222C1A053A.png" manifest:media-type="image/png"/>
  <manifest:file-entry manifest:full-path="Pictures/1000000100000280000001E05AD63A3C869D3D47.png" manifest:media-type="image/png"/>
  <manifest:file-entry manifest:full-path="Pictures/1000000100000280000001E09EE6C112E5D9592F.png" manifest:media-type="image/png"/>
  <manifest:file-entry manifest:full-path="Pictures/1000000100000280000001E0C44B6FB95C24FF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885cm" svg:y="0.307cm" svg:width="8.978cm" svg:height="6.733cm" draw:z-index="0"><draw:image xlink:href="Pictures/1000000100000280000001E0C44B6FB95C24FF31.png" xlink:type="simple" xlink:show="embed" xlink:actuate="onLoad" draw:mime-type="image/png"/></draw:frame><draw:frame draw:style-name="fr1" draw:name="Image2" text:anchor-type="char" svg:x="8.717cm" svg:y="0.208cm" svg:width="9.34cm" svg:height="7.004cm" draw:z-index="1"><draw:image xlink:href="Pictures/1000000100000280000001E09EE6C112E5D959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545cm" svg:y="0.466cm" svg:width="8.682cm" svg:height="6.512cm" draw:z-index="2"><draw:image xlink:href="Pictures/1000000100000280000001E05AD63A3C869D3D47.png" xlink:type="simple" xlink:show="embed" xlink:actuate="onLoad" draw:mime-type="image/png"/></draw:frame></text:p>
      <text:p text:style-name="Standard"><draw:frame draw:style-name="fr1" draw:name="Image4" text:anchor-type="char" svg:x="8.952cm" svg:y="0.125cm" svg:width="8.211cm" svg:height="6.16cm" draw:z-index="3"><draw:image xlink:href="Pictures/1000000100000280000001E0F1A1D4222C1A05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434cm" svg:y="0.482cm" svg:width="8.719cm" svg:height="6.539cm" draw:z-index="4"><draw:image xlink:href="Pictures/1000000100000280000001E050A82F4E2843A5E8.png" xlink:type="simple" xlink:show="embed" xlink:actuate="onLoad" draw:mime-type="image/png"/></draw:frame><draw:frame draw:style-name="fr1" draw:name="Image6" text:anchor-type="char" svg:x="8.7cm" svg:y="0.372cm" svg:width="9.405cm" svg:height="7.054cm" draw:z-index="5"><draw:image xlink:href="Pictures/1000000100000280000001E0EBA2F64869DB1E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21:01:15.934653806</meta:creation-date>
    <dc:date>2022-11-08T21:07:22.797676819</dc:date>
    <meta:editing-duration>PT6M8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7.3.2.2$Linux_X86_64 LibreOffice_project/49f2b1bff42cfccbd8f788c8dc32c1c309559be0</meta:generator>
  </office:meta>
</office:document-meta>
</file>